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E0000005EAB6862D59EF3F3E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bitmap" draw:fill-color="#b2b2b2" draw:fill-image-name="Sky" draw:opacity="7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22.949cm" fo:min-width="9.6cm" draw:shadow-opacity="70%"/>
      <style:paragraph-properties style:writing-mode="lr-tb"/>
    </style:style>
    <style:style style:name="gr2" style:family="graphic" style:parent-style-name="objectwithoutfill">
      <style:graphic-properties svg:stroke-color="#000000" draw:marker-end="" draw:fill="none" draw:textarea-vertical-align="middle"/>
    </style:style>
    <style:style style:name="gr3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1.75cm" fo:min-width="3.801cm"/>
      <style:paragraph-properties style:writing-mode="lr-tb"/>
    </style:style>
    <style:style style:name="gr4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1.75cm" fo:min-width="3.8cm"/>
      <style:paragraph-properties style:writing-mode="lr-tb"/>
    </style:style>
    <style:style style:name="gr5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75cm" fo:min-width="3.801cm"/>
      <style:paragraph-properties style:writing-mode="lr-tb"/>
    </style:style>
    <style:style style:name="gr6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75cm" fo:min-width="3.8cm"/>
      <style:paragraph-properties style:writing-mode="lr-tb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0" style:family="graphic" style:parent-style-name="standard">
      <style:graphic-properties draw:stroke="none" svg:stroke-width="0.1cm" svg:stroke-color="#ffffff" draw:marker-start-width="0.5cm" draw:marker-end-width="0.5cm" draw:fill="solid" draw:fill-color="#0066b3" draw:textarea-horizontal-align="justify" draw:textarea-vertical-align="middle" draw:auto-grow-height="false" fo:min-height="0.298cm" fo:min-width="3.964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draw:stroke="none" svg:stroke-width="0.1cm" svg:stroke-color="#ffffff" draw:marker-start-width="0.5cm" draw:marker-end-width="0.5cm" draw:fill="solid" draw:fill-color="#0066b3" draw:textarea-horizontal-align="justify" draw:textarea-vertical-align="middle" draw:auto-grow-height="false" fo:min-height="0.297cm" fo:min-width="3.964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13" style:family="graphic" style:parent-style-name="standard">
      <style:graphic-properties draw:stroke="none" draw:fill="solid" draw:fill-color="#72bf44" draw:textarea-horizontal-align="justify" draw:textarea-vertical-align="middle" draw:auto-grow-height="false" fo:min-height="0.39cm" fo:min-width="2.074cm"/>
      <style:paragraph-properties style:writing-mode="lr-tb"/>
    </style:style>
    <style:style style:name="gr14" style:family="graphic" style:parent-style-name="standard">
      <style:graphic-properties draw:stroke="none" draw:fill="solid" draw:fill-color="#72bf44" draw:textarea-horizontal-align="justify" draw:textarea-vertical-align="middle" draw:auto-grow-height="false" fo:min-height="0.351cm" fo:min-width="14.628cm"/>
      <style:paragraph-properties style:writing-mode="lr-tb"/>
    </style:style>
    <style:style style:name="gr15" style:family="graphic" style:parent-style-name="standard">
      <style:graphic-properties draw:stroke="none" draw:fill="solid" draw:fill-color="#5c2d91" draw:textarea-horizontal-align="justify" draw:textarea-vertical-align="middle" draw:auto-grow-height="false" fo:min-height="0.329cm" fo:min-width="4.238cm"/>
      <style:paragraph-properties style:writing-mode="lr-tb"/>
    </style:style>
    <style:style style:name="gr16" style:family="graphic" style:parent-style-name="standard">
      <style:graphic-properties draw:stroke="none" draw:fill="solid" draw:fill-color="#5c2d91" draw:textarea-horizontal-align="justify" draw:textarea-vertical-align="middle" draw:auto-grow-height="false" fo:min-height="0.326cm" fo:min-width="4.702cm"/>
      <style:paragraph-properties style:writing-mode="lr-tb"/>
    </style:style>
    <style:style style:name="gr17" style:family="graphic" style:parent-style-name="standard">
      <style:graphic-properties draw:stroke="none" draw:fill="solid" draw:fill-color="#5c2d91" draw:textarea-horizontal-align="justify" draw:textarea-vertical-align="middle" draw:auto-grow-height="false" fo:min-height="0.326cm" fo:min-width="2.074cm"/>
      <style:paragraph-properties style:writing-mode="lr-tb"/>
    </style:style>
    <style:style style:name="gr18" style:family="graphic" style:parent-style-name="standard">
      <style:graphic-properties draw:stroke="none" draw:fill="solid" draw:fill-color="#5c2d91" draw:textarea-horizontal-align="justify" draw:textarea-vertical-align="middle" draw:auto-grow-height="false" fo:min-height="0.326cm" fo:min-width="3.883cm"/>
    </style:style>
    <style:style style:name="gr19" style:family="graphic" style:parent-style-name="standard">
      <style:graphic-properties draw:stroke="none" draw:fill="none" fo:min-height="0.666cm"/>
      <style:paragraph-properties style:writing-mode="lr-tb"/>
    </style:style>
    <style:style style:name="gr20" style:family="graphic" style:parent-style-name="standard">
      <style:graphic-properties draw:stroke="none" draw:fill="solid" draw:fill-color="#ba131a" draw:textarea-horizontal-align="justify" draw:textarea-vertical-align="middle" draw:auto-grow-height="false" fo:min-height="0.383cm" fo:min-width="9.392cm"/>
      <style:paragraph-properties style:writing-mode="lr-tb"/>
    </style:style>
    <style:style style:name="gr21" style:family="graphic" style:parent-style-name="standard">
      <style:graphic-properties draw:stroke="none" draw:fill="solid" draw:fill-color="#ba131a" draw:textarea-horizontal-align="justify" draw:textarea-vertical-align="middle" draw:auto-grow-height="false" fo:min-height="0.363cm" fo:min-width="4.238cm"/>
      <style:paragraph-properties style:writing-mode="lr-tb"/>
    </style:style>
    <style:style style:name="gr22" style:family="graphic" style:parent-style-name="standard">
      <style:graphic-properties draw:stroke="none" draw:fill="solid" draw:fill-color="#ba131a" draw:textarea-horizontal-align="justify" draw:textarea-vertical-align="middle" draw:auto-grow-height="false" fo:min-height="0.326cm" fo:min-width="3.883cm"/>
    </style:style>
    <style:style style:name="gr23" style:family="graphic" style:parent-style-name="standard">
      <style:graphic-properties draw:stroke="none" draw:fill="none" fo:min-height="0.72cm"/>
      <style:paragraph-properties style:writing-mode="lr-tb"/>
    </style:style>
    <style:style style:name="gr24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443cm" fo:min-width="9.931cm"/>
      <style:paragraph-properties style:writing-mode="lr-tb"/>
    </style:style>
    <style:style style:name="gr25" style:family="graphic" style:parent-style-name="standard">
      <style:graphic-properties draw:stroke="none" draw:fill="solid" draw:fill-color="#f58220" draw:textarea-horizontal-align="justify" draw:textarea-vertical-align="middle" draw:auto-grow-height="false" fo:min-height="0.382cm" fo:min-width="9.392cm"/>
      <style:paragraph-properties style:writing-mode="lr-tb"/>
    </style:style>
    <style:style style:name="gr26" style:family="graphic" style:parent-style-name="standard">
      <style:graphic-properties draw:stroke="none" draw:fill="solid" draw:fill-color="#f58220" draw:textarea-horizontal-align="justify" draw:textarea-vertical-align="middle" draw:auto-grow-height="false" fo:min-height="0.329cm" fo:min-width="4.239cm"/>
      <style:paragraph-properties style:writing-mode="lr-tb"/>
    </style:style>
    <style:style style:name="gr27" style:family="graphic" style:parent-style-name="standard">
      <style:graphic-properties draw:stroke="none" draw:fill="solid" draw:fill-color="#f58220" draw:textarea-horizontal-align="justify" draw:textarea-vertical-align="middle" draw:auto-grow-height="false" fo:min-height="0.352cm" fo:min-width="14.628cm"/>
      <style:paragraph-properties style:writing-mode="lr-tb"/>
    </style:style>
    <style:style style:name="gr28" style:family="graphic" style:parent-style-name="standard">
      <style:graphic-properties draw:stroke="none" draw:fill="solid" draw:fill-color="#72bf44" draw:textarea-horizontal-align="justify" draw:textarea-vertical-align="middle" draw:auto-grow-height="false" fo:min-height="0.339cm" fo:min-width="4.695cm"/>
      <style:paragraph-properties style:writing-mode="lr-tb"/>
    </style:style>
    <style:style style:name="gr29" style:family="graphic" style:parent-style-name="standard">
      <style:graphic-properties draw:stroke="none" svg:stroke-width="0.1cm" svg:stroke-color="#ffffff" draw:marker-start-width="0.5cm" draw:marker-end-width="0.5cm" draw:fill="solid" draw:fill-color="#0066b3" draw:textarea-horizontal-align="justify" draw:textarea-vertical-align="middle" draw:auto-grow-height="false" fo:min-height="0.298cm" fo:min-width="3.963cm" fo:padding-top="0.175cm" fo:padding-bottom="0.175cm" fo:padding-left="0.3cm" fo:padding-right="0.3cm"/>
      <style:paragraph-properties style:writing-mode="lr-tb"/>
    </style:style>
    <style:style style:name="gr30" style:family="graphic" style:parent-style-name="standard">
      <style:graphic-properties draw:stroke="none" draw:fill="solid" draw:fill-color="#72bf44" draw:textarea-horizontal-align="justify" draw:textarea-vertical-align="middle" draw:auto-grow-height="false" fo:min-height="0.368cm" fo:min-width="4.064cm"/>
      <style:paragraph-properties style:writing-mode="lr-tb"/>
    </style:style>
    <style:style style:name="gr31" style:family="graphic" style:parent-style-name="standard">
      <style:graphic-properties draw:stroke="none" draw:fill="solid" draw:fill-color="#72bf44" draw:textarea-horizontal-align="justify" draw:textarea-vertical-align="middle" draw:auto-grow-height="false" fo:min-height="0.326cm" fo:min-width="3.883cm"/>
    </style:style>
    <style:style style:name="gr32" style:family="graphic" style:parent-style-name="standard">
      <style:graphic-properties draw:stroke="none" draw:fill="solid" draw:fill-color="#f58220" draw:textarea-horizontal-align="justify" draw:textarea-vertical-align="middle" draw:auto-grow-height="false" fo:min-height="0.326cm" fo:min-width="3.883cm"/>
    </style:style>
    <style:style style:name="gr33" style:family="graphic" style:parent-style-name="standard">
      <style:graphic-properties draw:stroke="none" draw:fill="none" fo:min-height="0.66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draw:auto-grow-height="true"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bitmap" draw:fill-color="#b2b2b2" draw:fill-image-name="Sky" draw:opacity="70%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  <style:text-properties fo:color="#808080" fo:font-size="18pt" fo:font-weight="bold" style:font-size-asian="20pt" style:font-size-complex="20pt"/>
    </style:style>
    <style:style style:name="P3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font-size="16pt"/>
    </style:style>
    <style:style style:name="P7" style:family="paragraph">
      <loext:graphic-properties draw:fill="solid" draw:fill-color="#dddddd"/>
      <style:paragraph-properties fo:text-align="center"/>
      <style:text-properties fo:color="#808080" fo:font-size="16pt" fo:font-weight="bold" style:font-size-asian="18pt" style:font-weight-asian="bold" style:font-size-complex="18pt" style:font-weight-complex="bold"/>
    </style:style>
    <style:style style:name="P8" style:family="paragraph">
      <loext:graphic-properties draw:fill="solid" draw:fill-color="#ffffff"/>
      <style:paragraph-properties fo:text-align="center"/>
      <style:text-properties fo:color="#808080" fo:font-size="16pt" fo:font-weight="bold" style:font-size-asian="18pt" style:font-weight-asian="bold" style:font-size-complex="18pt" style:font-weight-complex="bold"/>
    </style:style>
    <style:style style:name="P9" style:family="paragraph">
      <style:text-properties fo:font-size="20pt"/>
    </style:style>
    <style:style style:name="P10" style:family="paragraph">
      <loext:graphic-properties draw:fill="none"/>
      <style:text-properties fo:font-size="20pt" style:font-size-asian="20pt" style:font-size-complex="2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paragraph-properties fo:text-align="center"/>
      <style:text-properties fo:color="#0066b3" fo:font-size="18pt" fo:font-weight="bold" style:font-size-asian="22pt" style:font-weight-asian="bold" style:font-size-complex="22pt" style:font-weight-complex="bold"/>
    </style:style>
    <style:style style:name="P13" style:family="paragraph">
      <style:paragraph-properties fo:text-align="center"/>
      <style:text-properties fo:font-size="12pt"/>
    </style:style>
    <style:style style:name="P14" style:family="paragraph">
      <loext:graphic-properties draw:fill="solid" draw:fill-color="#0066b3"/>
      <style:paragraph-properties fo:text-align="center"/>
      <style:text-properties fo:color="#ffffff" style:font-name="Bitstream Vera Sans Mono1" fo:font-size="12pt" fo:font-weight="bold" style:font-size-asian="16pt" style:font-weight-asian="bold" style:font-size-complex="16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72bf44" fo:font-size="18pt" fo:font-weight="bold" style:font-size-asian="22pt" style:font-weight-asian="bold" style:font-size-complex="22pt" style:font-weight-complex="bold"/>
    </style:style>
    <style:style style:name="P16" style:family="paragraph">
      <style:paragraph-properties fo:text-align="center"/>
      <style:text-properties fo:font-size="18pt" fo:font-weight="bold" style:font-size-asian="26pt" style:font-weight-asian="bold" style:font-size-complex="26pt" style:font-weight-complex="bold"/>
    </style:style>
    <style:style style:name="P17" style:family="paragraph">
      <loext:graphic-properties draw:fill="solid" draw:fill-color="#72bf44"/>
      <style:paragraph-properties fo:text-align="center"/>
      <style:text-properties fo:font-size="18pt" fo:font-weight="bold" style:font-size-asian="26pt" style:font-weight-asian="bold" style:font-size-complex="26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color="#5c2d91" fo:font-size="18pt" fo:font-weight="bold" style:font-size-asian="22pt" style:font-weight-asian="bold" style:font-size-complex="22pt" style:font-weight-complex="bold"/>
    </style:style>
    <style:style style:name="P19" style:family="paragraph">
      <loext:graphic-properties draw:fill="solid" draw:fill-color="#5c2d91"/>
      <style:paragraph-properties fo:text-align="center"/>
      <style:text-properties fo:font-size="18pt" fo:font-weight="bold" style:font-size-asian="26pt" style:font-weight-asian="bold" style:font-size-complex="26pt" style:font-weight-complex="bold"/>
    </style:style>
    <style:style style:name="P20" style:family="paragraph">
      <loext:graphic-properties draw:fill="solid" draw:fill-color="#5c2d91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1" style:family="paragraph">
      <style:text-properties fo:font-size="16pt"/>
    </style:style>
    <style:style style:name="P22" style:family="paragraph">
      <loext:graphic-properties draw:fill="none"/>
      <style:text-properties fo:font-size="16pt" fo:font-weight="bold" style:font-size-asian="24pt" style:font-weight-asian="bold" style:font-size-complex="24pt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color="#ba131a" fo:font-size="18pt" fo:font-weight="bold" style:font-size-asian="22pt" style:font-weight-asian="bold" style:font-size-complex="22pt" style:font-weight-complex="bold"/>
    </style:style>
    <style:style style:name="P24" style:family="paragraph">
      <loext:graphic-properties draw:fill="solid" draw:fill-color="#ba131a"/>
      <style:paragraph-properties fo:text-align="center"/>
      <style:text-properties fo:font-size="18pt" fo:font-weight="bold" style:font-size-asian="26pt" style:font-weight-asian="bold" style:font-size-complex="26pt" style:font-weight-complex="bold"/>
    </style:style>
    <style:style style:name="P25" style:family="paragraph">
      <loext:graphic-properties draw:fill="solid" draw:fill-color="#ba131a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color="#808080" fo:font-size="18pt" fo:font-weight="bold" style:font-size-asian="22pt" style:font-weight-asian="bold" style:font-size-complex="22pt" style:font-weight-complex="bold"/>
    </style:style>
    <style:style style:name="P27" style:family="paragraph">
      <loext:graphic-properties draw:fill="solid" draw:fill-color="#808080"/>
      <style:paragraph-properties fo:text-align="center"/>
      <style:text-properties fo:font-size="18pt" fo:font-weight="bold" style:font-size-asian="26pt" style:font-weight-asian="bold" style:font-size-complex="26pt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color="#f58220" fo:font-size="18pt" fo:font-weight="bold" style:font-size-asian="22pt" style:font-weight-asian="bold" style:font-size-complex="22pt" style:font-weight-complex="bold"/>
    </style:style>
    <style:style style:name="P29" style:family="paragraph">
      <loext:graphic-properties draw:fill="solid" draw:fill-color="#f58220"/>
      <style:paragraph-properties fo:text-align="center"/>
      <style:text-properties fo:font-size="18pt" fo:font-weight="bold" style:font-size-asian="26pt" style:font-weight-asian="bold" style:font-size-complex="26pt" style:font-weight-complex="bold"/>
    </style:style>
    <style:style style:name="P30" style:family="paragraph">
      <loext:graphic-properties draw:fill="solid" draw:fill-color="#72bf44"/>
      <style:paragraph-properties fo:text-align="center"/>
      <style:text-properties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31" style:family="paragraph">
      <loext:graphic-properties draw:fill="solid" draw:fill-color="#72bf44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2" style:family="paragraph">
      <loext:graphic-properties draw:fill="solid" draw:fill-color="#f58220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3" style:family="paragraph">
      <loext:graphic-properties draw:fill-color="#ffffff"/>
    </style:style>
    <style:style style:name="P34" style:family="paragraph">
      <style:paragraph-properties fo:text-align="center"/>
      <style:text-properties fo:font-size="13pt"/>
    </style:style>
    <style:style style:name="P35" style:family="paragraph">
      <loext:graphic-properties draw:fill="solid" draw:fill-color="#0066b3"/>
      <style:paragraph-properties fo:text-align="center"/>
      <style:text-properties fo:color="#ffffff" fo:font-size="13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fo:color="#808080" fo:font-size="18pt" fo:font-weight="bold"/>
    </style:style>
    <style:style style:name="T2" style:family="text">
      <style:text-properties fo:color="#808080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066b3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ffff" style:font-name="Bitstream Vera Sans Mono1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72bf44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5c2d91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808080" fo:font-size="13pt" fo:font-weight="bold" style:font-size-asian="13pt" style:font-weight-asian="bold" style:font-size-complex="13pt" style:font-weight-complex="bold"/>
    </style:style>
    <style:style style:name="T8" style:family="text">
      <style:text-properties fo:color="#ba131a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808080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f58220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ffff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10.1cm" svg:height="23.199cm" svg:x="16.9cm" svg:y="0.4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33cm" svg:y1="3.498cm" svg:x2="3.733cm" svg:y2="23.452cm">
          <text:p/>
        </draw:line>
        <draw:line draw:style-name="gr2" draw:text-style-name="P4" draw:layer="layout" svg:x1="8.922cm" svg:y1="3.592cm" svg:x2="8.922cm" svg:y2="23.452cm">
          <text:p/>
        </draw:line>
        <draw:line draw:style-name="gr2" draw:text-style-name="P5" draw:layer="layout" svg:x1="14.173cm" svg:y1="3.498cm" svg:x2="14.173cm" svg:y2="23.452cm">
          <text:p/>
        </draw:line>
        <draw:line draw:style-name="gr2" draw:text-style-name="P5" draw:layer="layout" svg:x1="19.388cm" svg:y1="3.498cm" svg:x2="19.388cm" svg:y2="23.452cm">
          <text:p/>
        </draw:line>
        <draw:line draw:style-name="gr2" draw:text-style-name="P4" draw:layer="layout" svg:x1="24.6cm" svg:y1="3.592cm" svg:x2="24.6cm" svg:y2="23.452cm">
          <text:p/>
        </draw:line>
        <draw:custom-shape draw:style-name="gr3" draw:text-style-name="P7" draw:layer="layout" svg:width="4.301cm" svg:height="2cm" svg:x="1.6cm" svg:y="1.601cm">
          <text:p text:style-name="P6"><text:span text:style-name="T2">Working </text:span></text:p>
          <text:p text:style-name="P6"><text:span text:style-name="T2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12.002cm" svg:y="1.601cm">
          <text:p text:style-name="P6"><text:span text:style-name="T2">Local repo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6.799cm" svg:y="1.601cm">
          <text:p text:style-name="P6"><text:span text:style-name="T2">Index / </text:span></text:p>
          <text:p text:style-name="P6"><text:span text:style-name="T2">staging area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301cm" svg:height="2cm" svg:x="22.399cm" svg:y="1.601cm">
          <text:p text:style-name="P6"><text:span text:style-name="T2">Another</text:span><text:span text:style-name="T2"><text:line-break/></text:span><text:span text:style-name="T2">remote repo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3cm" svg:height="2cm" svg:x="17.201cm" svg:y="1.601cm">
          <text:p text:style-name="P6"><text:span text:style-name="T2">Your </text:span></text:p>
          <text:p text:style-name="P6"><text:span text:style-name="T2">remote rep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4.655cm" svg:height="0.963cm" svg:x="6.545cm" svg:y="0.601cm">
          <draw:text-box>
            <text:p text:style-name="P9"><text:span text:style-name="T1">Your machine</text:span></text:p>
          </draw:text-box>
        </draw:frame>
        <draw:frame draw:style-name="gr7" draw:text-style-name="P10" draw:layer="layout" svg:width="4.498cm" svg:height="0.963cm" svg:x="19.502cm" svg:y="0.601cm">
          <draw:text-box>
            <text:p text:style-name="P9"><text:span text:style-name="T1">(e.g., GitHub)</text:span></text:p>
          </draw:text-box>
        </draw:frame>
        <presentation:notes draw:style-name="dp1">
          <draw:page-thumbnail draw:style-name="gr8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1" draw:text-style-name="P2" draw:layer="layout" svg:width="10.1cm" svg:height="23.199cm" svg:x="16.9cm" svg:y="0.4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33cm" svg:y1="3.498cm" svg:x2="3.733cm" svg:y2="23.452cm">
          <text:p/>
        </draw:line>
        <draw:line draw:style-name="gr2" draw:text-style-name="P4" draw:layer="layout" svg:x1="8.922cm" svg:y1="3.592cm" svg:x2="8.922cm" svg:y2="23.452cm">
          <text:p/>
        </draw:line>
        <draw:line draw:style-name="gr2" draw:text-style-name="P5" draw:layer="layout" svg:x1="14.173cm" svg:y1="3.498cm" svg:x2="14.173cm" svg:y2="23.452cm">
          <text:p/>
        </draw:line>
        <draw:line draw:style-name="gr2" draw:text-style-name="P5" draw:layer="layout" svg:x1="19.388cm" svg:y1="3.498cm" svg:x2="19.388cm" svg:y2="23.452cm">
          <text:p/>
        </draw:line>
        <draw:custom-shape draw:style-name="gr3" draw:text-style-name="P7" draw:layer="layout" svg:width="4.301cm" svg:height="2cm" svg:x="1.6cm" svg:y="1.601cm">
          <text:p text:style-name="P6"><text:span text:style-name="T2">Working </text:span></text:p>
          <text:p text:style-name="P6"><text:span text:style-name="T2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12.002cm" svg:y="1.601cm">
          <text:p text:style-name="P6"><text:span text:style-name="T2">Local repo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6.799cm" svg:y="1.601cm">
          <text:p text:style-name="P6"><text:span text:style-name="T2">Index / </text:span></text:p>
          <text:p text:style-name="P6"><text:span text:style-name="T2">staging area</text:span>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4cm" svg:height="1.825cm" svg:x="0.1cm" svg:y="7.601cm">
          <draw:text-box>
            <text:p text:style-name="P1"><text:span text:style-name="T3">Change</text:span></text:p>
          </draw:text-box>
        </draw:frame>
        <draw:custom-shape draw:style-name="gr6" draw:text-style-name="P8" draw:layer="layout" svg:width="4.3cm" svg:height="2cm" svg:x="17.201cm" svg:y="1.601cm">
          <text:p text:style-name="P6"><text:span text:style-name="T2">Y</text:span><text:span text:style-name="T2">o</text:span><text:span text:style-name="T2">u</text:span><text:span text:style-name="T2">r </text:span></text:p>
          <text:p text:style-name="P6"><text:span text:style-name="T2">r</text:span><text:span text:style-name="T2">e</text:span><text:span text:style-name="T2">m</text:span><text:span text:style-name="T2">o</text:span><text:span text:style-name="T2">t</text:span><text:span text:style-name="T2">e </text:span><text:span text:style-name="T2">r</text:span><text:span text:style-name="T2">e</text:span><text:span text:style-name="T2">p</text:span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215cm" svg:height="1.294cm" svg:x="8.958cm" svg:y="7.684cm">
          <text:p text:style-name="P13"><text:span text:style-name="T4">c</text:span><text:span text:style-name="T4">o</text:span><text:span text:style-name="T4">m</text:span><text:span text:style-name="T4">m</text:span><text:span text:style-name="T4">i</text:span><text:span text:style-name="T4">t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0" draw:layer="layout" svg:width="4.655cm" svg:height="0.963cm" svg:x="6.545cm" svg:y="0.601cm">
          <draw:text-box>
            <text:p text:style-name="P9"><text:span text:style-name="T1">Your machine</text:span></text:p>
          </draw:text-box>
        </draw:frame>
        <draw:frame draw:style-name="gr7" draw:text-style-name="P10" draw:layer="layout" svg:width="4.498cm" svg:height="0.963cm" svg:x="19.502cm" svg:y="0.601cm">
          <draw:text-box>
            <text:p text:style-name="P9"><text:span text:style-name="T1">(e.g., GitHub)</text:span></text:p>
          </draw:text-box>
        </draw:frame>
        <draw:custom-shape draw:style-name="gr11" draw:text-style-name="P14" draw:layer="layout" svg:width="5.215cm" svg:height="1.293cm" svg:x="3.743cm" svg:y="7.102cm">
          <text:p text:style-name="P13"><text:span text:style-name="T4">a</text:span><text:span text:style-name="T4">d</text:span><text:span text:style-name="T4">d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8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1" draw:text-style-name="P2" draw:layer="layout" svg:width="10.1cm" svg:height="23.199cm" svg:x="16.9cm" svg:y="0.4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33cm" svg:y1="3.498cm" svg:x2="3.733cm" svg:y2="23.452cm">
          <text:p/>
        </draw:line>
        <draw:line draw:style-name="gr2" draw:text-style-name="P4" draw:layer="layout" svg:x1="8.922cm" svg:y1="3.592cm" svg:x2="8.922cm" svg:y2="23.452cm">
          <text:p/>
        </draw:line>
        <draw:line draw:style-name="gr2" draw:text-style-name="P5" draw:layer="layout" svg:x1="14.173cm" svg:y1="3.498cm" svg:x2="14.173cm" svg:y2="23.452cm">
          <text:p/>
        </draw:line>
        <draw:line draw:style-name="gr2" draw:text-style-name="P5" draw:layer="layout" svg:x1="19.388cm" svg:y1="3.498cm" svg:x2="19.388cm" svg:y2="23.452cm">
          <text:p/>
        </draw:line>
        <draw:custom-shape draw:style-name="gr3" draw:text-style-name="P7" draw:layer="layout" svg:width="4.301cm" svg:height="2cm" svg:x="1.6cm" svg:y="1.601cm">
          <text:p text:style-name="P6"><text:span text:style-name="T2">W</text:span><text:span text:style-name="T2">o</text:span><text:span text:style-name="T2">r</text:span><text:span text:style-name="T2">ki</text:span><text:span text:style-name="T2">n</text:span><text:span text:style-name="T2">g </text:span></text:p>
          <text:p text:style-name="P6"><text:span text:style-name="T2">di</text:span><text:span text:style-name="T2">r</text:span><text:span text:style-name="T2">e</text:span><text:span text:style-name="T2">c</text:span><text:span text:style-name="T2">t</text:span><text:span text:style-name="T2">o</text:span><text:span text:style-name="T2">r</text:span><text:span text:style-name="T2">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12.002cm" svg:y="1.601cm">
          <text:p text:style-name="P6"><text:span text:style-name="T2">Local repo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6.799cm" svg:y="1.601cm">
          <text:p text:style-name="P6"><text:span text:style-name="T2">Index / </text:span></text:p>
          <text:p text:style-name="P6"><text:span text:style-name="T2">staging area</text:span></text:p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4cm" svg:height="1.038cm" svg:x="0.1cm" svg:y="5.101cm">
          <draw:text-box>
            <text:p text:style-name="P1"><text:span text:style-name="T5">Initialize</text:span></text:p>
          </draw:text-box>
        </draw:frame>
        <draw:frame draw:style-name="gr9" draw:text-style-name="P12" draw:layer="layout" svg:width="4cm" svg:height="1.825cm" svg:x="0.1cm" svg:y="7.601cm">
          <draw:text-box>
            <text:p text:style-name="P1"><text:span text:style-name="T3">Change</text:span></text:p>
          </draw:text-box>
        </draw:frame>
        <draw:custom-shape draw:style-name="gr6" draw:text-style-name="P8" draw:layer="layout" svg:width="4.3cm" svg:height="2cm" svg:x="17.201cm" svg:y="1.601cm">
          <text:p text:style-name="P6"><text:span text:style-name="T2">Your </text:span></text:p>
          <text:p text:style-name="P6"><text:span text:style-name="T2">remote repo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215cm" svg:height="1.294cm" svg:x="8.958cm" svg:y="7.684cm">
          <text:p text:style-name="P13"><text:span text:style-name="T4">commit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0" draw:layer="layout" svg:width="4.655cm" svg:height="0.963cm" svg:x="6.545cm" svg:y="0.601cm">
          <draw:text-box>
            <text:p text:style-name="P9"><text:span text:style-name="T1">Your machine</text:span></text:p>
          </draw:text-box>
        </draw:frame>
        <draw:frame draw:style-name="gr7" draw:text-style-name="P10" draw:layer="layout" svg:width="4.498cm" svg:height="0.963cm" svg:x="19.502cm" svg:y="0.601cm">
          <draw:text-box>
            <text:p text:style-name="P9"><text:span text:style-name="T1">(e.g., GitHub)</text:span></text:p>
          </draw:text-box>
        </draw:frame>
        <draw:custom-shape draw:style-name="gr11" draw:text-style-name="P14" draw:layer="layout" svg:width="5.215cm" svg:height="1.293cm" svg:x="3.743cm" svg:y="7.102cm">
          <text:p text:style-name="P13"><text:span text:style-name="T4">add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7" draw:layer="layout" svg:width="2.573cm" svg:height="1.9cm" svg:x="12.8cm" svg:y="4.8cm">
          <text:p text:style-name="P16"><text:span text:style-name="T4">ini</text:span><text:span text:style-name="T4">t</text:span></text:p>
          <draw:enhanced-geometry svg:viewBox="0 0 21600 21600" draw:text-areas="?f7 ?f0 21600 ?f2" draw:type="left-arrow" draw:modifiers="0 7160.789652825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7" draw:layer="layout" svg:width="15.645cm" svg:height="1.531cm" svg:x="3.743cm" svg:y="3.801cm">
          <text:p text:style-name="P1"><text:span text:style-name="T4">clone</text:span></text:p>
          <draw:enhanced-geometry svg:viewBox="0 0 21600 21600" draw:text-areas="?f7 ?f0 21600 ?f2" draw:type="left-arrow" draw:modifiers="1818.59876008266 6556.492411467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8" draw:layer="layout" svg:width="18.624cm" svg:height="10.476cm" svg:x="1.482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1" draw:text-style-name="P2" draw:layer="layout" svg:width="10.1cm" svg:height="23.199cm" svg:x="16.9cm" svg:y="0.4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33cm" svg:y1="3.498cm" svg:x2="3.733cm" svg:y2="23.452cm">
          <text:p/>
        </draw:line>
        <draw:line draw:style-name="gr2" draw:text-style-name="P4" draw:layer="layout" svg:x1="8.922cm" svg:y1="3.592cm" svg:x2="8.922cm" svg:y2="23.452cm">
          <text:p/>
        </draw:line>
        <draw:line draw:style-name="gr2" draw:text-style-name="P5" draw:layer="layout" svg:x1="14.173cm" svg:y1="3.498cm" svg:x2="14.173cm" svg:y2="23.452cm">
          <text:p/>
        </draw:line>
        <draw:line draw:style-name="gr2" draw:text-style-name="P5" draw:layer="layout" svg:x1="19.388cm" svg:y1="3.498cm" svg:x2="19.388cm" svg:y2="23.452cm">
          <text:p/>
        </draw:line>
        <draw:custom-shape draw:style-name="gr3" draw:text-style-name="P7" draw:layer="layout" svg:width="4.301cm" svg:height="2cm" svg:x="1.6cm" svg:y="1.601cm">
          <text:p text:style-name="P6"><text:span text:style-name="T2">Working </text:span></text:p>
          <text:p text:style-name="P6"><text:span text:style-name="T2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12.002cm" svg:y="1.601cm">
          <text:p text:style-name="P6"><text:span text:style-name="T2">Local repo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6.799cm" svg:y="1.601cm">
          <text:p text:style-name="P6"><text:span text:style-name="T2">Index / </text:span></text:p>
          <text:p text:style-name="P6"><text:span text:style-name="T2">staging area</text:span></text:p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4cm" svg:height="1.038cm" svg:x="0.1cm" svg:y="5.101cm">
          <draw:text-box>
            <text:p text:style-name="P1"><text:span text:style-name="T5">Initialize</text:span></text:p>
          </draw:text-box>
        </draw:frame>
        <draw:frame draw:style-name="gr9" draw:text-style-name="P12" draw:layer="layout" svg:width="4cm" svg:height="1.825cm" svg:x="0.1cm" svg:y="7.601cm">
          <draw:text-box>
            <text:p text:style-name="P1"><text:span text:style-name="T3">Change</text:span></text:p>
          </draw:text-box>
        </draw:frame>
        <draw:frame draw:style-name="gr12" draw:text-style-name="P18" draw:layer="layout" svg:width="4cm" svg:height="1.038cm" svg:x="0.1cm" svg:y="10.097cm">
          <draw:text-box>
            <text:p text:style-name="P1"><text:span text:style-name="T6">Inspect</text:span></text:p>
          </draw:text-box>
        </draw:frame>
        <draw:custom-shape draw:style-name="gr6" draw:text-style-name="P8" draw:layer="layout" svg:width="4.3cm" svg:height="2cm" svg:x="17.201cm" svg:y="1.601cm">
          <text:p text:style-name="P6"><text:span text:style-name="T2">Your </text:span></text:p>
          <text:p text:style-name="P6"><text:span text:style-name="T2">remote repo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215cm" svg:height="1.294cm" svg:x="8.958cm" svg:y="7.684cm">
          <text:p text:style-name="P13"><text:span text:style-name="T4">commit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0" draw:layer="layout" svg:width="4.655cm" svg:height="0.963cm" svg:x="6.545cm" svg:y="0.601cm">
          <draw:text-box>
            <text:p text:style-name="P9"><text:span text:style-name="T1">Your machine</text:span></text:p>
          </draw:text-box>
        </draw:frame>
        <draw:frame draw:style-name="gr7" draw:text-style-name="P10" draw:layer="layout" svg:width="4.498cm" svg:height="0.963cm" svg:x="19.502cm" svg:y="0.601cm">
          <draw:text-box>
            <text:p text:style-name="P9"><text:span text:style-name="T1">(e.g., GitHub)</text:span></text:p>
          </draw:text-box>
        </draw:frame>
        <draw:custom-shape draw:style-name="gr11" draw:text-style-name="P14" draw:layer="layout" svg:width="5.215cm" svg:height="1.293cm" svg:x="3.743cm" svg:y="7.102cm">
          <text:p text:style-name="P13"><text:span text:style-name="T4">add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7" draw:layer="layout" svg:width="2.573cm" svg:height="1.9cm" svg:x="12.8cm" svg:y="4.8cm">
          <text:p text:style-name="P16"><text:span text:style-name="T4">ini</text:span><text:span text:style-name="T4">t</text:span></text:p>
          <draw:enhanced-geometry svg:viewBox="0 0 21600 21600" draw:text-areas="?f7 ?f0 21600 ?f2" draw:type="left-arrow" draw:modifiers="0 7160.789652825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9" draw:layer="layout" svg:width="5.214cm" svg:height="1.531cm" svg:x="3.745cm" svg:y="10.679cm">
          <text:p text:style-name="P1"><text:span text:style-name="T4">diff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9" draw:layer="layout" svg:width="5.201cm" svg:height="1.236cm" svg:x="3.721cm" svg:y="9.101cm">
          <text:p text:style-name="P1"><text:span text:style-name="T4">status</text:span></text:p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2.573cm" svg:height="1.236cm" svg:x="12.8cm" svg:y="9.801cm">
          <text:p text:style-name="P1"><text:span text:style-name="T4">log</text:span></text:p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7" draw:layer="layout" svg:width="15.645cm" svg:height="1.531cm" svg:x="3.743cm" svg:y="3.801cm">
          <text:p text:style-name="P1"><text:span text:style-name="T4">clone</text:span></text:p>
          <draw:enhanced-geometry svg:viewBox="0 0 21600 21600" draw:text-areas="?f7 ?f0 21600 ?f2" draw:type="left-arrow" draw:modifiers="1818.59876008266 6556.492411467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0" draw:layer="layout" svg:width="4.382cm" svg:height="1.236cm" svg:x="9.808cm" svg:y="10.8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2" draw:layer="layout" svg:width="1.711cm" svg:height="0.916cm" svg:x="8.791cm" svg:y="11.044cm">
          <draw:text-box>
            <text:p text:style-name="P21"><text:span text:style-name="T7">OR</text:span></text:p>
          </draw:text-box>
        </draw:frame>
        <presentation:notes draw:style-name="dp1">
          <draw:page-thumbnail draw:style-name="gr8" draw:layer="layout" svg:width="18.624cm" svg:height="10.476cm" svg:x="1.482cm" svg:y="2.123cm" draw:page-number="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1" draw:text-style-name="P2" draw:layer="layout" svg:width="10.1cm" svg:height="23.199cm" svg:x="16.9cm" svg:y="0.4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33cm" svg:y1="3.498cm" svg:x2="3.733cm" svg:y2="23.452cm">
          <text:p/>
        </draw:line>
        <draw:line draw:style-name="gr2" draw:text-style-name="P4" draw:layer="layout" svg:x1="8.922cm" svg:y1="3.592cm" svg:x2="8.922cm" svg:y2="23.452cm">
          <text:p/>
        </draw:line>
        <draw:line draw:style-name="gr2" draw:text-style-name="P5" draw:layer="layout" svg:x1="14.173cm" svg:y1="3.498cm" svg:x2="14.173cm" svg:y2="23.452cm">
          <text:p/>
        </draw:line>
        <draw:line draw:style-name="gr2" draw:text-style-name="P5" draw:layer="layout" svg:x1="19.388cm" svg:y1="3.498cm" svg:x2="19.388cm" svg:y2="23.452cm">
          <text:p/>
        </draw:line>
        <draw:custom-shape draw:style-name="gr3" draw:text-style-name="P7" draw:layer="layout" svg:width="4.301cm" svg:height="2cm" svg:x="1.6cm" svg:y="1.601cm">
          <text:p text:style-name="P6"><text:span text:style-name="T2">Working </text:span></text:p>
          <text:p text:style-name="P6"><text:span text:style-name="T2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12.002cm" svg:y="1.601cm">
          <text:p text:style-name="P6"><text:span text:style-name="T2">Local repo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6.799cm" svg:y="1.601cm">
          <text:p text:style-name="P6"><text:span text:style-name="T2">Index / </text:span></text:p>
          <text:p text:style-name="P6"><text:span text:style-name="T2">staging area</text:span></text:p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4cm" svg:height="1.038cm" svg:x="0.1cm" svg:y="5.101cm">
          <draw:text-box>
            <text:p text:style-name="P1"><text:span text:style-name="T5">Initialize</text:span></text:p>
          </draw:text-box>
        </draw:frame>
        <draw:frame draw:style-name="gr9" draw:text-style-name="P12" draw:layer="layout" svg:width="4cm" svg:height="1.825cm" svg:x="0.1cm" svg:y="7.601cm">
          <draw:text-box>
            <text:p text:style-name="P1"><text:span text:style-name="T3">Change</text:span></text:p>
          </draw:text-box>
        </draw:frame>
        <draw:frame draw:style-name="gr12" draw:text-style-name="P18" draw:layer="layout" svg:width="4cm" svg:height="1.038cm" svg:x="0.1cm" svg:y="10.097cm">
          <draw:text-box>
            <text:p text:style-name="P1"><text:span text:style-name="T6">Inspect</text:span></text:p>
          </draw:text-box>
        </draw:frame>
        <draw:custom-shape draw:style-name="gr6" draw:text-style-name="P8" draw:layer="layout" svg:width="4.3cm" svg:height="2cm" svg:x="17.201cm" svg:y="1.601cm">
          <text:p text:style-name="P6"><text:span text:style-name="T2">Your </text:span></text:p>
          <text:p text:style-name="P6"><text:span text:style-name="T2">remote repo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215cm" svg:height="1.294cm" svg:x="8.958cm" svg:y="7.684cm">
          <text:p text:style-name="P13"><text:span text:style-name="T4">commit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0" draw:layer="layout" svg:width="4.655cm" svg:height="0.963cm" svg:x="6.545cm" svg:y="0.601cm">
          <draw:text-box>
            <text:p text:style-name="P9"><text:span text:style-name="T1">Your machine</text:span></text:p>
          </draw:text-box>
        </draw:frame>
        <draw:frame draw:style-name="gr7" draw:text-style-name="P10" draw:layer="layout" svg:width="4.498cm" svg:height="0.963cm" svg:x="19.502cm" svg:y="0.601cm">
          <draw:text-box>
            <text:p text:style-name="P9"><text:span text:style-name="T1">(e.g., GitHub)</text:span></text:p>
          </draw:text-box>
        </draw:frame>
        <draw:custom-shape draw:style-name="gr11" draw:text-style-name="P14" draw:layer="layout" svg:width="5.215cm" svg:height="1.293cm" svg:x="3.743cm" svg:y="7.102cm">
          <text:p text:style-name="P13"><text:span text:style-name="T4">add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7" draw:layer="layout" svg:width="2.573cm" svg:height="1.9cm" svg:x="12.8cm" svg:y="4.8cm">
          <text:p text:style-name="P16"><text:span text:style-name="T4">init</text:span></text:p>
          <draw:enhanced-geometry svg:viewBox="0 0 21600 21600" draw:text-areas="?f7 ?f0 21600 ?f2" draw:type="left-arrow" draw:modifiers="0 7160.789652825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9" draw:layer="layout" svg:width="5.214cm" svg:height="1.531cm" svg:x="3.745cm" svg:y="10.679cm">
          <text:p text:style-name="P1"><text:span text:style-name="T4">diff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9" draw:layer="layout" svg:width="5.201cm" svg:height="1.236cm" svg:x="3.721cm" svg:y="9.101cm">
          <text:p text:style-name="P1"><text:span text:style-name="T4">status</text:span></text:p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3" draw:layer="layout" svg:width="4cm" svg:height="1.038cm" svg:x="0.101cm" svg:y="13.7cm">
          <draw:text-box>
            <text:p text:style-name="P1"><text:span text:style-name="T8">Undo</text:span></text:p>
          </draw:text-box>
        </draw:frame>
        <draw:custom-shape draw:style-name="gr20" draw:text-style-name="P24" draw:layer="layout" svg:width="10.43cm" svg:height="1.531cm" svg:x="3.744cm" svg:y="14.684cm">
          <text:p text:style-name="P1"><text:span text:style-name="T4">reset / revert</text:span></text:p>
          <draw:enhanced-geometry svg:viewBox="0 0 21600 21600" draw:text-areas="?f7 ?f0 21600 ?f2" draw:type="left-arrow" draw:modifiers="2701.8898110189 6337.372362151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2.573cm" svg:height="1.236cm" svg:x="12.8cm" svg:y="9.801cm">
          <text:p text:style-name="P1"><text:span text:style-name="T4">log</text:span></text:p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7" draw:layer="layout" svg:width="15.645cm" svg:height="1.531cm" svg:x="3.743cm" svg:y="3.801cm">
          <text:p text:style-name="P1"><text:span text:style-name="T4">clone</text:span></text:p>
          <draw:enhanced-geometry svg:viewBox="0 0 21600 21600" draw:text-areas="?f7 ?f0 21600 ?f2" draw:type="left-arrow" draw:modifiers="1818.59876008266 6556.492411467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0" draw:layer="layout" svg:width="4.382cm" svg:height="1.236cm" svg:x="9.808cm" svg:y="10.8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2" draw:layer="layout" svg:width="1.711cm" svg:height="0.916cm" svg:x="8.791cm" svg:y="11.044cm">
          <draw:text-box>
            <text:p text:style-name="P21"><text:span text:style-name="T7">OR</text:span></text:p>
          </draw:text-box>
        </draw:frame>
        <draw:custom-shape draw:style-name="gr21" draw:text-style-name="P24" draw:layer="layout" svg:width="5.214cm" svg:height="1.621cm" svg:x="3.746cm" svg:y="12.779cm">
          <text:p text:style-name="P1"><text:span text:style-name="T4">restore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5" draw:layer="layout" svg:width="4.382cm" svg:height="1.236cm" svg:x="9.809cm" svg:y="12.9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22" draw:layer="layout" svg:width="1.711cm" svg:height="0.97cm" svg:x="8.792cm" svg:y="13.165cm">
          <draw:text-box>
            <text:p text:style-name="P21"><text:span text:style-name="T7">OR</text:span></text:p>
          </draw:text-box>
        </draw:frame>
        <presentation:notes draw:style-name="dp1">
          <draw:page-thumbnail draw:style-name="gr8" draw:layer="layout" svg:width="18.624cm" svg:height="10.476cm" svg:x="1.482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1" draw:text-style-name="P2" draw:layer="layout" svg:width="10.1cm" svg:height="23.199cm" svg:x="16.9cm" svg:y="0.4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33cm" svg:y1="3.498cm" svg:x2="3.733cm" svg:y2="23.452cm">
          <text:p/>
        </draw:line>
        <draw:line draw:style-name="gr2" draw:text-style-name="P4" draw:layer="layout" svg:x1="8.922cm" svg:y1="3.592cm" svg:x2="8.922cm" svg:y2="23.452cm">
          <text:p/>
        </draw:line>
        <draw:line draw:style-name="gr2" draw:text-style-name="P5" draw:layer="layout" svg:x1="14.173cm" svg:y1="3.498cm" svg:x2="14.173cm" svg:y2="23.452cm">
          <text:p/>
        </draw:line>
        <draw:line draw:style-name="gr2" draw:text-style-name="P5" draw:layer="layout" svg:x1="19.388cm" svg:y1="3.498cm" svg:x2="19.388cm" svg:y2="23.452cm">
          <text:p/>
        </draw:line>
        <draw:custom-shape draw:style-name="gr3" draw:text-style-name="P7" draw:layer="layout" svg:width="4.301cm" svg:height="2cm" svg:x="1.6cm" svg:y="1.601cm">
          <text:p text:style-name="P6"><text:span text:style-name="T2">Working </text:span></text:p>
          <text:p text:style-name="P6"><text:span text:style-name="T2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12.002cm" svg:y="1.601cm">
          <text:p text:style-name="P6"><text:span text:style-name="T2">Local repo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6.799cm" svg:y="1.601cm">
          <text:p text:style-name="P6"><text:span text:style-name="T2">Index / </text:span></text:p>
          <text:p text:style-name="P6"><text:span text:style-name="T2">staging area</text:span></text:p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4cm" svg:height="1.038cm" svg:x="0.1cm" svg:y="5.101cm">
          <draw:text-box>
            <text:p text:style-name="P1"><text:span text:style-name="T5">Initialize</text:span></text:p>
          </draw:text-box>
        </draw:frame>
        <draw:frame draw:style-name="gr9" draw:text-style-name="P12" draw:layer="layout" svg:width="4cm" svg:height="1.825cm" svg:x="0.1cm" svg:y="7.601cm">
          <draw:text-box>
            <text:p text:style-name="P1"><text:span text:style-name="T3">Change</text:span></text:p>
          </draw:text-box>
        </draw:frame>
        <draw:frame draw:style-name="gr12" draw:text-style-name="P18" draw:layer="layout" svg:width="4cm" svg:height="1.038cm" svg:x="0.1cm" svg:y="10.097cm">
          <draw:text-box>
            <text:p text:style-name="P1"><text:span text:style-name="T6">Inspect</text:span></text:p>
          </draw:text-box>
        </draw:frame>
        <draw:custom-shape draw:style-name="gr6" draw:text-style-name="P8" draw:layer="layout" svg:width="4.3cm" svg:height="2cm" svg:x="17.201cm" svg:y="1.601cm">
          <text:p text:style-name="P6"><text:span text:style-name="T2">Your </text:span></text:p>
          <text:p text:style-name="P6"><text:span text:style-name="T2">remote repo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215cm" svg:height="1.294cm" svg:x="8.958cm" svg:y="7.684cm">
          <text:p text:style-name="P13"><text:span text:style-name="T4">commit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0" draw:layer="layout" svg:width="4.655cm" svg:height="0.963cm" svg:x="6.545cm" svg:y="0.601cm">
          <draw:text-box>
            <text:p text:style-name="P9"><text:span text:style-name="T1">Your machine</text:span></text:p>
          </draw:text-box>
        </draw:frame>
        <draw:frame draw:style-name="gr7" draw:text-style-name="P10" draw:layer="layout" svg:width="4.498cm" svg:height="0.963cm" svg:x="19.502cm" svg:y="0.601cm">
          <draw:text-box>
            <text:p text:style-name="P9"><text:span text:style-name="T1">(e.g., GitHub)</text:span></text:p>
          </draw:text-box>
        </draw:frame>
        <draw:custom-shape draw:style-name="gr11" draw:text-style-name="P14" draw:layer="layout" svg:width="5.215cm" svg:height="1.293cm" svg:x="3.743cm" svg:y="7.102cm">
          <text:p text:style-name="P13"><text:span text:style-name="T4">add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7" draw:layer="layout" svg:width="2.573cm" svg:height="1.9cm" svg:x="12.8cm" svg:y="4.8cm">
          <text:p text:style-name="P16"><text:span text:style-name="T4">init</text:span></text:p>
          <draw:enhanced-geometry svg:viewBox="0 0 21600 21600" draw:text-areas="?f7 ?f0 21600 ?f2" draw:type="left-arrow" draw:modifiers="0 7160.789652825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9" draw:layer="layout" svg:width="5.214cm" svg:height="1.531cm" svg:x="3.745cm" svg:y="10.679cm">
          <text:p text:style-name="P1"><text:span text:style-name="T4">diff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6" draw:layer="layout" svg:width="4cm" svg:height="1.038cm" svg:x="0.1cm" svg:y="17.301cm">
          <draw:text-box>
            <text:p text:style-name="P1"><text:span text:style-name="T9">Branch</text:span></text:p>
          </draw:text-box>
        </draw:frame>
        <draw:custom-shape draw:style-name="gr16" draw:text-style-name="P19" draw:layer="layout" svg:width="5.201cm" svg:height="1.236cm" svg:x="3.721cm" svg:y="9.101cm">
          <text:p text:style-name="P1"><text:span text:style-name="T4">status</text:span></text:p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3" draw:layer="layout" svg:width="4cm" svg:height="1.038cm" svg:x="0.101cm" svg:y="13.7cm">
          <draw:text-box>
            <text:p text:style-name="P1"><text:span text:style-name="T8">Undo</text:span></text:p>
          </draw:text-box>
        </draw:frame>
        <draw:custom-shape draw:style-name="gr20" draw:text-style-name="P24" draw:layer="layout" svg:width="10.43cm" svg:height="1.531cm" svg:x="3.744cm" svg:y="14.684cm">
          <text:p text:style-name="P1"><text:span text:style-name="T4">reset / revert</text:span></text:p>
          <draw:enhanced-geometry svg:viewBox="0 0 21600 21600" draw:text-areas="?f7 ?f0 21600 ?f2" draw:type="left-arrow" draw:modifiers="2701.8898110189 6337.372362151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7" draw:layer="layout" svg:width="10.43cm" svg:height="1.531cm" svg:x="3.768cm" svg:y="17.972cm">
          <text:p text:style-name="P1"><text:span text:style-name="T4">checkout</text:span></text:p>
          <draw:enhanced-geometry svg:viewBox="0 0 21600 21600" draw:text-areas="?f7 ?f0 21600 ?f2" draw:type="left-arrow" draw:modifiers="0 5907.5718015665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2.573cm" svg:height="1.236cm" svg:x="12.8cm" svg:y="9.801cm">
          <text:p text:style-name="P1"><text:span text:style-name="T4">log</text:span></text:p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7" draw:layer="layout" svg:width="10.43cm" svg:height="1.531cm" svg:x="3.769cm" svg:y="16.472cm">
          <text:p text:style-name="P1"><text:span text:style-name="T4">branch</text:span></text:p>
          <draw:enhanced-geometry svg:viewBox="0 0 21600 21600" draw:text-areas="?f7 ?f0 21600 ?f2" draw:type="left-arrow" draw:modifiers="0 5907.5718015665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7" draw:layer="layout" svg:width="15.645cm" svg:height="1.531cm" svg:x="3.743cm" svg:y="3.801cm">
          <text:p text:style-name="P1"><text:span text:style-name="T4">clone</text:span></text:p>
          <draw:enhanced-geometry svg:viewBox="0 0 21600 21600" draw:text-areas="?f7 ?f0 21600 ?f2" draw:type="left-arrow" draw:modifiers="1818.59876008266 6556.492411467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0" draw:layer="layout" svg:width="4.382cm" svg:height="1.236cm" svg:x="9.808cm" svg:y="10.8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2" draw:layer="layout" svg:width="1.711cm" svg:height="0.916cm" svg:x="8.791cm" svg:y="11.044cm">
          <draw:text-box>
            <text:p text:style-name="P21"><text:span text:style-name="T7">OR</text:span></text:p>
          </draw:text-box>
        </draw:frame>
        <draw:custom-shape draw:style-name="gr21" draw:text-style-name="P24" draw:layer="layout" svg:width="5.214cm" svg:height="1.621cm" svg:x="3.746cm" svg:y="12.779cm">
          <text:p text:style-name="P1"><text:span text:style-name="T4">restore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5" draw:layer="layout" svg:width="4.382cm" svg:height="1.236cm" svg:x="9.809cm" svg:y="12.9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22" draw:layer="layout" svg:width="1.711cm" svg:height="0.97cm" svg:x="8.792cm" svg:y="13.165cm">
          <draw:text-box>
            <text:p text:style-name="P21"><text:span text:style-name="T7">OR</text:span></text:p>
          </draw:text-box>
        </draw:frame>
        <presentation:notes draw:style-name="dp1">
          <draw:page-thumbnail draw:style-name="gr8" draw:layer="layout" svg:width="18.624cm" svg:height="10.476cm" svg:x="1.482cm" svg:y="2.123cm" draw:page-number="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1" draw:text-style-name="P2" draw:layer="layout" svg:width="10.1cm" svg:height="23.199cm" svg:x="16.9cm" svg:y="0.4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33cm" svg:y1="3.498cm" svg:x2="3.733cm" svg:y2="23.452cm">
          <text:p/>
        </draw:line>
        <draw:line draw:style-name="gr2" draw:text-style-name="P4" draw:layer="layout" svg:x1="8.922cm" svg:y1="3.592cm" svg:x2="8.922cm" svg:y2="23.452cm">
          <text:p/>
        </draw:line>
        <draw:line draw:style-name="gr2" draw:text-style-name="P5" draw:layer="layout" svg:x1="14.173cm" svg:y1="3.498cm" svg:x2="14.173cm" svg:y2="23.452cm">
          <text:p/>
        </draw:line>
        <draw:line draw:style-name="gr2" draw:text-style-name="P5" draw:layer="layout" svg:x1="19.388cm" svg:y1="3.498cm" svg:x2="19.388cm" svg:y2="23.452cm">
          <text:p/>
        </draw:line>
        <draw:custom-shape draw:style-name="gr3" draw:text-style-name="P7" draw:layer="layout" svg:width="4.301cm" svg:height="2cm" svg:x="1.6cm" svg:y="1.601cm">
          <text:p text:style-name="P6"><text:span text:style-name="T2">Working </text:span></text:p>
          <text:p text:style-name="P6"><text:span text:style-name="T2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12.002cm" svg:y="1.601cm">
          <text:p text:style-name="P6"><text:span text:style-name="T2">Local repo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6.799cm" svg:y="1.601cm">
          <text:p text:style-name="P6"><text:span text:style-name="T2">Index / </text:span></text:p>
          <text:p text:style-name="P6"><text:span text:style-name="T2">staging area</text:span></text:p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4cm" svg:height="1.038cm" svg:x="0.1cm" svg:y="5.101cm">
          <draw:text-box>
            <text:p text:style-name="P1"><text:span text:style-name="T5">Initialize</text:span></text:p>
          </draw:text-box>
        </draw:frame>
        <draw:frame draw:style-name="gr9" draw:text-style-name="P12" draw:layer="layout" svg:width="4cm" svg:height="1.825cm" svg:x="0.1cm" svg:y="7.601cm">
          <draw:text-box>
            <text:p text:style-name="P1"><text:span text:style-name="T3">Change</text:span></text:p>
          </draw:text-box>
        </draw:frame>
        <draw:frame draw:style-name="gr12" draw:text-style-name="P28" draw:layer="layout" svg:width="4cm" svg:height="1.038cm" svg:x="0.1cm" svg:y="21.201cm">
          <draw:text-box>
            <text:p text:style-name="P1"><text:span text:style-name="T10">Update</text:span></text:p>
          </draw:text-box>
        </draw:frame>
        <draw:frame draw:style-name="gr12" draw:text-style-name="P18" draw:layer="layout" svg:width="4cm" svg:height="1.038cm" svg:x="0.1cm" svg:y="10.097cm">
          <draw:text-box>
            <text:p text:style-name="P1"><text:span text:style-name="T6">Inspect</text:span></text:p>
          </draw:text-box>
        </draw:frame>
        <draw:custom-shape draw:style-name="gr6" draw:text-style-name="P8" draw:layer="layout" svg:width="4.3cm" svg:height="2cm" svg:x="17.201cm" svg:y="1.601cm">
          <text:p text:style-name="P6"><text:span text:style-name="T2">Your </text:span></text:p>
          <text:p text:style-name="P6"><text:span text:style-name="T2">remote repo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215cm" svg:height="1.294cm" svg:x="8.958cm" svg:y="7.684cm">
          <text:p text:style-name="P13"><text:span text:style-name="T4">commit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0" draw:layer="layout" svg:width="4.655cm" svg:height="0.963cm" svg:x="6.545cm" svg:y="0.601cm">
          <draw:text-box>
            <text:p text:style-name="P9"><text:span text:style-name="T1">Your machine</text:span></text:p>
          </draw:text-box>
        </draw:frame>
        <draw:frame draw:style-name="gr7" draw:text-style-name="P10" draw:layer="layout" svg:width="4.498cm" svg:height="0.963cm" svg:x="19.502cm" svg:y="0.601cm">
          <draw:text-box>
            <text:p text:style-name="P9"><text:span text:style-name="T1">(e.g., GitHub)</text:span></text:p>
          </draw:text-box>
        </draw:frame>
        <draw:custom-shape draw:style-name="gr11" draw:text-style-name="P14" draw:layer="layout" svg:width="5.215cm" svg:height="1.293cm" svg:x="3.743cm" svg:y="7.102cm">
          <text:p text:style-name="P13"><text:span text:style-name="T4">add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7" draw:layer="layout" svg:width="2.573cm" svg:height="1.9cm" svg:x="12.8cm" svg:y="4.8cm">
          <text:p text:style-name="P16"><text:span text:style-name="T4">init</text:span></text:p>
          <draw:enhanced-geometry svg:viewBox="0 0 21600 21600" draw:text-areas="?f7 ?f0 21600 ?f2" draw:type="left-arrow" draw:modifiers="0 7160.789652825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9" draw:layer="layout" svg:width="10.43cm" svg:height="1.53cm" svg:x="3.743cm" svg:y="20.044cm">
          <text:p text:style-name="P1"><text:span text:style-name="T4">merge</text:span></text:p>
          <draw:enhanced-geometry svg:viewBox="0 0 21600 21600" draw:text-areas="?f7 ?f0 21600 ?f2" draw:type="left-arrow" draw:modifiers="2701.8898110189 6337.372362151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9" draw:layer="layout" svg:width="5.215cm" svg:height="1.531cm" svg:x="14.173cm" svg:y="19.484cm">
          <text:p text:style-name="P1"><text:span text:style-name="T4">fetch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29" draw:layer="layout" svg:width="15.645cm" svg:height="1.532cm" svg:x="3.743cm" svg:y="21.92cm">
          <text:p text:style-name="P1"><text:span text:style-name="T4">pull</text:span></text:p>
          <draw:enhanced-geometry svg:viewBox="0 0 21600 21600" draw:text-areas="?f7 ?f0 21600 ?f2" draw:type="left-arrow" draw:modifiers="1818.59876008266 6556.492411467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9" draw:layer="layout" svg:width="5.214cm" svg:height="1.531cm" svg:x="3.745cm" svg:y="10.679cm">
          <text:p text:style-name="P1"><text:span text:style-name="T4">diff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6" draw:layer="layout" svg:width="4cm" svg:height="1.038cm" svg:x="0.1cm" svg:y="17.301cm">
          <draw:text-box>
            <text:p text:style-name="P1"><text:span text:style-name="T9">Branch</text:span></text:p>
          </draw:text-box>
        </draw:frame>
        <draw:custom-shape draw:style-name="gr16" draw:text-style-name="P19" draw:layer="layout" svg:width="5.201cm" svg:height="1.236cm" svg:x="3.721cm" svg:y="9.101cm">
          <text:p text:style-name="P1"><text:span text:style-name="T4">status</text:span></text:p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3" draw:layer="layout" svg:width="4cm" svg:height="1.038cm" svg:x="0.101cm" svg:y="13.7cm">
          <draw:text-box>
            <text:p text:style-name="P1"><text:span text:style-name="T8">Undo</text:span></text:p>
          </draw:text-box>
        </draw:frame>
        <draw:custom-shape draw:style-name="gr20" draw:text-style-name="P24" draw:layer="layout" svg:width="10.43cm" svg:height="1.531cm" svg:x="3.744cm" svg:y="14.684cm">
          <text:p text:style-name="P1"><text:span text:style-name="T4">reset / revert</text:span></text:p>
          <draw:enhanced-geometry svg:viewBox="0 0 21600 21600" draw:text-areas="?f7 ?f0 21600 ?f2" draw:type="left-arrow" draw:modifiers="2701.8898110189 6337.372362151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7" draw:layer="layout" svg:width="10.43cm" svg:height="1.531cm" svg:x="3.768cm" svg:y="17.972cm">
          <text:p text:style-name="P1"><text:span text:style-name="T4">checkout</text:span></text:p>
          <draw:enhanced-geometry svg:viewBox="0 0 21600 21600" draw:text-areas="?f7 ?f0 21600 ?f2" draw:type="left-arrow" draw:modifiers="0 5907.5718015665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2.573cm" svg:height="1.236cm" svg:x="12.8cm" svg:y="9.801cm">
          <text:p text:style-name="P1"><text:span text:style-name="T4">log</text:span></text:p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7" draw:layer="layout" svg:width="10.43cm" svg:height="1.531cm" svg:x="3.769cm" svg:y="16.472cm">
          <text:p text:style-name="P1"><text:span text:style-name="T4">branch</text:span></text:p>
          <draw:enhanced-geometry svg:viewBox="0 0 21600 21600" draw:text-areas="?f7 ?f0 21600 ?f2" draw:type="left-arrow" draw:modifiers="0 5907.5718015665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7" draw:layer="layout" svg:width="15.645cm" svg:height="1.531cm" svg:x="3.743cm" svg:y="3.801cm">
          <text:p text:style-name="P1"><text:span text:style-name="T4">clon</text:span><text:span text:style-name="T4">e</text:span></text:p>
          <draw:enhanced-geometry svg:viewBox="0 0 21600 21600" draw:text-areas="?f7 ?f0 21600 ?f2" draw:type="left-arrow" draw:modifiers="1818.59876008266 6556.492411467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0" draw:layer="layout" svg:width="4.382cm" svg:height="1.236cm" svg:x="9.808cm" svg:y="10.8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2" draw:layer="layout" svg:width="1.711cm" svg:height="0.916cm" svg:x="8.791cm" svg:y="11.044cm">
          <draw:text-box>
            <text:p text:style-name="P21"><text:span text:style-name="T7">OR</text:span></text:p>
          </draw:text-box>
        </draw:frame>
        <draw:custom-shape draw:style-name="gr21" draw:text-style-name="P24" draw:layer="layout" svg:width="5.214cm" svg:height="1.621cm" svg:x="3.746cm" svg:y="12.779cm">
          <text:p text:style-name="P1"><text:span text:style-name="T4">restore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5" draw:layer="layout" svg:width="4.382cm" svg:height="1.236cm" svg:x="9.809cm" svg:y="12.9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22" draw:layer="layout" svg:width="1.711cm" svg:height="0.97cm" svg:x="8.792cm" svg:y="13.165cm">
          <draw:text-box>
            <text:p text:style-name="P21"><text:span text:style-name="T7">OR</text:span></text:p>
          </draw:text-box>
        </draw:frame>
        <draw:custom-shape draw:style-name="gr28" draw:text-style-name="P17" draw:layer="layout" svg:width="5.194cm" svg:height="1.747cm" svg:x="14.197cm" svg:y="6.354cm">
          <text:p text:style-name="P1"><text:span text:style-name="T4">remote</text:span></text:p>
          <draw:enhanced-geometry svg:viewBox="0 0 21600 21600" draw:text-areas="?f7 ?f0 21600 ?f2" draw:type="left-arrow" draw:modifiers="0 7160.789652825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4" draw:layer="layout" svg:width="5.214cm" svg:height="1.294cm" svg:x="14.174cm" svg:y="8.208cm">
          <text:p text:style-name="P13"><text:span text:style-name="T4">push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8" draw:layer="layout" svg:width="18.624cm" svg:height="10.476cm" svg:x="1.482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1" draw:text-style-name="P2" draw:layer="layout" svg:width="10.1cm" svg:height="23.199cm" svg:x="16.9cm" svg:y="0.4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33cm" svg:y1="3.498cm" svg:x2="3.733cm" svg:y2="23.452cm">
          <text:p/>
        </draw:line>
        <draw:line draw:style-name="gr2" draw:text-style-name="P4" draw:layer="layout" svg:x1="8.922cm" svg:y1="3.592cm" svg:x2="8.922cm" svg:y2="23.452cm">
          <text:p/>
        </draw:line>
        <draw:line draw:style-name="gr2" draw:text-style-name="P5" draw:layer="layout" svg:x1="14.173cm" svg:y1="3.498cm" svg:x2="14.173cm" svg:y2="23.452cm">
          <text:p/>
        </draw:line>
        <draw:line draw:style-name="gr2" draw:text-style-name="P5" draw:layer="layout" svg:x1="19.388cm" svg:y1="3.498cm" svg:x2="19.388cm" svg:y2="23.452cm">
          <text:p/>
        </draw:line>
        <draw:line draw:style-name="gr2" draw:text-style-name="P4" draw:layer="layout" svg:x1="24.6cm" svg:y1="3.592cm" svg:x2="24.6cm" svg:y2="23.452cm">
          <text:p/>
        </draw:line>
        <draw:custom-shape draw:style-name="gr3" draw:text-style-name="P7" draw:layer="layout" svg:width="4.301cm" svg:height="2cm" svg:x="1.6cm" svg:y="1.601cm">
          <text:p text:style-name="P6"><text:span text:style-name="T2">Working </text:span></text:p>
          <text:p text:style-name="P6"><text:span text:style-name="T2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12.002cm" svg:y="1.601cm">
          <text:p text:style-name="P6"><text:span text:style-name="T2">Local repo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6.799cm" svg:y="1.601cm">
          <text:p text:style-name="P6"><text:span text:style-name="T2">Index / </text:span></text:p>
          <text:p text:style-name="P6"><text:span text:style-name="T2">staging area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301cm" svg:height="2cm" svg:x="22.399cm" svg:y="1.601cm">
          <text:p text:style-name="P6"><text:span text:style-name="T2">Another</text:span><text:span text:style-name="T2"><text:line-break/></text:span><text:span text:style-name="T2">remote repo</text:span></text:p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4cm" svg:height="1.038cm" svg:x="0.1cm" svg:y="5.101cm">
          <draw:text-box>
            <text:p text:style-name="P1"><text:span text:style-name="T5">Initialize</text:span></text:p>
          </draw:text-box>
        </draw:frame>
        <draw:frame draw:style-name="gr9" draw:text-style-name="P12" draw:layer="layout" svg:width="4cm" svg:height="1.825cm" svg:x="0.1cm" svg:y="7.601cm">
          <draw:text-box>
            <text:p text:style-name="P1"><text:span text:style-name="T3">Change</text:span></text:p>
          </draw:text-box>
        </draw:frame>
        <draw:frame draw:style-name="gr12" draw:text-style-name="P28" draw:layer="layout" svg:width="4cm" svg:height="1.038cm" svg:x="0.1cm" svg:y="21.201cm">
          <draw:text-box>
            <text:p text:style-name="P1"><text:span text:style-name="T10">Update</text:span></text:p>
          </draw:text-box>
        </draw:frame>
        <draw:frame draw:style-name="gr12" draw:text-style-name="P18" draw:layer="layout" svg:width="4cm" svg:height="1.038cm" svg:x="0.1cm" svg:y="10.097cm">
          <draw:text-box>
            <text:p text:style-name="P1"><text:span text:style-name="T6">Inspect</text:span></text:p>
          </draw:text-box>
        </draw:frame>
        <draw:custom-shape draw:style-name="gr6" draw:text-style-name="P8" draw:layer="layout" svg:width="4.3cm" svg:height="2cm" svg:x="17.201cm" svg:y="1.601cm">
          <text:p text:style-name="P6"><text:span text:style-name="T2">Your </text:span></text:p>
          <text:p text:style-name="P6"><text:span text:style-name="T2">remote repo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215cm" svg:height="1.294cm" svg:x="8.958cm" svg:y="7.684cm">
          <text:p text:style-name="P13"><text:span text:style-name="T4">commit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4" draw:layer="layout" svg:width="5.214cm" svg:height="1.294cm" svg:x="14.174cm" svg:y="8.207cm">
          <text:p text:style-name="P13"><text:span text:style-name="T4">push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0" draw:layer="layout" svg:width="4.655cm" svg:height="0.963cm" svg:x="6.545cm" svg:y="0.601cm">
          <draw:text-box>
            <text:p text:style-name="P9"><text:span text:style-name="T1">Your machine</text:span></text:p>
          </draw:text-box>
        </draw:frame>
        <draw:frame draw:style-name="gr7" draw:text-style-name="P10" draw:layer="layout" svg:width="4.498cm" svg:height="0.963cm" svg:x="19.502cm" svg:y="0.601cm">
          <draw:text-box>
            <text:p text:style-name="P9"><text:span text:style-name="T1">(e.g., GitHub)</text:span></text:p>
          </draw:text-box>
        </draw:frame>
        <draw:custom-shape draw:style-name="gr30" draw:text-style-name="P30" draw:layer="layout" svg:width="5.215cm" svg:height="1.236cm" svg:x="19.388cm" svg:y="5.271cm">
          <text:p text:style-name="P1"><text:span text:style-name="T11">fork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1" draw:layer="layout" svg:width="4.382cm" svg:height="1.236cm" svg:x="20.217cm" svg:y="3.947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2" draw:layer="layout" svg:width="1.711cm" svg:height="0.916cm" svg:x="19.234cm" svg:y="4.191cm">
          <draw:text-box>
            <text:p text:style-name="P21"><text:span text:style-name="T7">OR</text:span></text:p>
          </draw:text-box>
        </draw:frame>
        <draw:custom-shape draw:style-name="gr11" draw:text-style-name="P14" draw:layer="layout" svg:width="5.215cm" svg:height="1.293cm" svg:x="3.743cm" svg:y="7.102cm">
          <text:p text:style-name="P13"><text:span text:style-name="T4">add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7" draw:layer="layout" svg:width="2.573cm" svg:height="1.9cm" svg:x="12.8cm" svg:y="4.8cm">
          <text:p text:style-name="P16"><text:span text:style-name="T4">init</text:span></text:p>
          <draw:enhanced-geometry svg:viewBox="0 0 21600 21600" draw:text-areas="?f7 ?f0 21600 ?f2" draw:type="left-arrow" draw:modifiers="0 7160.789652825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9" draw:layer="layout" svg:width="10.43cm" svg:height="1.53cm" svg:x="3.743cm" svg:y="20.044cm">
          <text:p text:style-name="P1"><text:span text:style-name="T4">merge</text:span></text:p>
          <draw:enhanced-geometry svg:viewBox="0 0 21600 21600" draw:text-areas="?f7 ?f0 21600 ?f2" draw:type="left-arrow" draw:modifiers="2701.8898110189 6337.372362151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9" draw:layer="layout" svg:width="5.215cm" svg:height="1.531cm" svg:x="14.173cm" svg:y="19.484cm">
          <text:p text:style-name="P1"><text:span text:style-name="T4">fetch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32" draw:layer="layout" svg:width="4.382cm" svg:height="1.236cm" svg:x="20.217cm" svg:y="19.634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2" draw:layer="layout" svg:width="1.711cm" svg:height="0.916cm" svg:x="19.234cm" svg:y="19.878cm">
          <draw:text-box>
            <text:p text:style-name="P21"><text:span text:style-name="T7">OR</text:span></text:p>
          </draw:text-box>
        </draw:frame>
        <draw:custom-shape draw:style-name="gr27" draw:text-style-name="P29" draw:layer="layout" svg:width="15.645cm" svg:height="1.532cm" svg:x="3.743cm" svg:y="21.92cm">
          <text:p text:style-name="P1"><text:span text:style-name="T4">pull</text:span></text:p>
          <draw:enhanced-geometry svg:viewBox="0 0 21600 21600" draw:text-areas="?f7 ?f0 21600 ?f2" draw:type="left-arrow" draw:modifiers="1818.59876008266 6556.492411467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32" draw:layer="layout" svg:width="4.382cm" svg:height="1.236cm" svg:x="20.217cm" svg:y="22.081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2" draw:layer="layout" svg:width="1.711cm" svg:height="0.917cm" svg:x="19.234cm" svg:y="22.324cm">
          <draw:text-box>
            <text:p text:style-name="P21"><text:span text:style-name="T7">OR</text:span></text:p>
          </draw:text-box>
        </draw:frame>
        <draw:custom-shape draw:style-name="gr15" draw:text-style-name="P19" draw:layer="layout" svg:width="5.214cm" svg:height="1.531cm" svg:x="3.745cm" svg:y="10.679cm">
          <text:p text:style-name="P1"><text:span text:style-name="T4">diff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6" draw:layer="layout" svg:width="4cm" svg:height="1.038cm" svg:x="0.1cm" svg:y="17.301cm">
          <draw:text-box>
            <text:p text:style-name="P1"><text:span text:style-name="T9">Branch</text:span></text:p>
          </draw:text-box>
        </draw:frame>
        <draw:custom-shape draw:style-name="gr16" draw:text-style-name="P19" draw:layer="layout" svg:width="5.201cm" svg:height="1.236cm" svg:x="3.721cm" svg:y="9.101cm">
          <text:p text:style-name="P1"><text:span text:style-name="T4">status</text:span></text:p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3" draw:layer="layout" svg:width="4cm" svg:height="1.038cm" svg:x="0.101cm" svg:y="13.7cm">
          <draw:text-box>
            <text:p text:style-name="P1"><text:span text:style-name="T8">Undo</text:span></text:p>
          </draw:text-box>
        </draw:frame>
        <draw:custom-shape draw:style-name="gr20" draw:text-style-name="P24" draw:layer="layout" svg:width="10.43cm" svg:height="1.531cm" svg:x="3.744cm" svg:y="14.684cm">
          <text:p text:style-name="P1"><text:span text:style-name="T4">reset / revert</text:span></text:p>
          <draw:enhanced-geometry svg:viewBox="0 0 21600 21600" draw:text-areas="?f7 ?f0 21600 ?f2" draw:type="left-arrow" draw:modifiers="2701.8898110189 6337.372362151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7" draw:layer="layout" svg:width="10.43cm" svg:height="1.531cm" svg:x="3.768cm" svg:y="17.972cm">
          <text:p text:style-name="P1"><text:span text:style-name="T4">checkout</text:span></text:p>
          <draw:enhanced-geometry svg:viewBox="0 0 21600 21600" draw:text-areas="?f7 ?f0 21600 ?f2" draw:type="left-arrow" draw:modifiers="0 5907.5718015665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2.573cm" svg:height="1.236cm" svg:x="12.8cm" svg:y="9.801cm">
          <text:p text:style-name="P1"><text:span text:style-name="T4">log</text:span></text:p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7" draw:layer="layout" svg:width="10.43cm" svg:height="1.531cm" svg:x="3.769cm" svg:y="16.472cm">
          <text:p text:style-name="P1"><text:span text:style-name="T4">branch</text:span></text:p>
          <draw:enhanced-geometry svg:viewBox="0 0 21600 21600" draw:text-areas="?f7 ?f0 21600 ?f2" draw:type="left-arrow" draw:modifiers="0 5907.5718015665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7" draw:layer="layout" svg:width="5.194cm" svg:height="1.747cm" svg:x="14.196cm" svg:y="6.353cm">
          <text:p text:style-name="P1"><text:span text:style-name="T4">remote</text:span></text:p>
          <draw:enhanced-geometry svg:viewBox="0 0 21600 21600" draw:text-areas="?f7 ?f0 21600 ?f2" draw:type="left-arrow" draw:modifiers="0 7160.789652825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1" draw:layer="layout" svg:width="4.382cm" svg:height="1.236cm" svg:x="20.218cm" svg:y="6.648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2" draw:layer="layout" svg:width="1.711cm" svg:height="0.916cm" svg:x="19.235cm" svg:y="6.892cm">
          <draw:text-box>
            <text:p text:style-name="P21"><text:span text:style-name="T7">OR</text:span></text:p>
          </draw:text-box>
        </draw:frame>
        <draw:custom-shape draw:style-name="gr14" draw:text-style-name="P17" draw:layer="layout" svg:width="15.645cm" svg:height="1.531cm" svg:x="3.743cm" svg:y="3.801cm">
          <text:p text:style-name="P1"><text:span text:style-name="T4">clone</text:span></text:p>
          <draw:enhanced-geometry svg:viewBox="0 0 21600 21600" draw:text-areas="?f7 ?f0 21600 ?f2" draw:type="left-arrow" draw:modifiers="1818.59876008266 6556.492411467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0" draw:layer="layout" svg:width="4.382cm" svg:height="1.236cm" svg:x="9.808cm" svg:y="10.8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2" draw:layer="layout" svg:width="1.711cm" svg:height="0.916cm" svg:x="8.791cm" svg:y="11.044cm">
          <draw:text-box>
            <text:p text:style-name="P21"><text:span text:style-name="T7">OR</text:span></text:p>
          </draw:text-box>
        </draw:frame>
        <draw:custom-shape draw:style-name="gr21" draw:text-style-name="P24" draw:layer="layout" svg:width="5.214cm" svg:height="1.621cm" svg:x="3.746cm" svg:y="12.779cm">
          <text:p text:style-name="P1"><text:span text:style-name="T4">restore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5" draw:layer="layout" svg:width="4.382cm" svg:height="1.236cm" svg:x="9.809cm" svg:y="12.9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22" draw:layer="layout" svg:width="1.711cm" svg:height="0.97cm" svg:x="8.792cm" svg:y="13.165cm">
          <draw:text-box>
            <text:p text:style-name="P21"><text:span text:style-name="T7">OR</text:span></text:p>
          </draw:text-box>
        </draw:frame>
        <presentation:notes draw:style-name="dp1">
          <draw:page-thumbnail draw:style-name="gr8" draw:layer="layout" svg:width="18.624cm" svg:height="10.476cm" svg:x="1.482cm" svg:y="2.123cm" draw:page-number="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2" draw:master-page-name="Default" presentation:presentation-page-layout-name="AL1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3">
          <draw:page-thumbnail draw:style-name="gr8" draw:layer="layout" svg:width="18.624cm" svg:height="10.476cm" svg:x="1.482cm" svg:y="2.123cm" draw:page-number="9" presentation:class="page"/>
          <draw:frame presentation:style-name="pr1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1" draw:text-style-name="P2" draw:layer="layout" svg:width="10.1cm" svg:height="23.199cm" svg:x="16.9cm" svg:y="0.4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33cm" svg:y1="3.498cm" svg:x2="3.733cm" svg:y2="23.452cm">
          <text:p/>
        </draw:line>
        <draw:line draw:style-name="gr2" draw:text-style-name="P4" draw:layer="layout" svg:x1="8.922cm" svg:y1="3.592cm" svg:x2="8.922cm" svg:y2="23.452cm">
          <text:p/>
        </draw:line>
        <draw:line draw:style-name="gr2" draw:text-style-name="P5" draw:layer="layout" svg:x1="14.173cm" svg:y1="3.498cm" svg:x2="14.173cm" svg:y2="23.452cm">
          <text:p/>
        </draw:line>
        <draw:line draw:style-name="gr2" draw:text-style-name="P5" draw:layer="layout" svg:x1="19.388cm" svg:y1="3.498cm" svg:x2="19.388cm" svg:y2="23.452cm">
          <text:p/>
        </draw:line>
        <draw:line draw:style-name="gr2" draw:text-style-name="P4" draw:layer="layout" svg:x1="24.6cm" svg:y1="3.592cm" svg:x2="24.6cm" svg:y2="23.452cm">
          <text:p/>
        </draw:line>
        <draw:custom-shape draw:style-name="gr3" draw:text-style-name="P7" draw:layer="layout" svg:width="4.301cm" svg:height="2cm" svg:x="1.6cm" svg:y="1.601cm">
          <text:p text:style-name="P6"><text:span text:style-name="T2">Working </text:span></text:p>
          <text:p text:style-name="P6"><text:span text:style-name="T2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12.002cm" svg:y="1.601cm">
          <text:p text:style-name="P6"><text:span text:style-name="T2">Local repo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6.799cm" svg:y="1.601cm">
          <text:p text:style-name="P6"><text:span text:style-name="T2">Index / </text:span></text:p>
          <text:p text:style-name="P6"><text:span text:style-name="T2">staging area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301cm" svg:height="2cm" svg:x="22.399cm" svg:y="1.601cm">
          <text:p text:style-name="P6"><text:span text:style-name="T2">Another</text:span><text:span text:style-name="T2"><text:line-break/></text:span><text:span text:style-name="T2">remote repo</text:span></text:p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4cm" svg:height="1.038cm" svg:x="0.1cm" svg:y="5.101cm">
          <draw:text-box>
            <text:p text:style-name="P1"><text:span text:style-name="T5">Initialize</text:span></text:p>
          </draw:text-box>
        </draw:frame>
        <draw:frame draw:style-name="gr9" draw:text-style-name="P12" draw:layer="layout" svg:width="4cm" svg:height="1.825cm" svg:x="0.1cm" svg:y="7.601cm">
          <draw:text-box>
            <text:p text:style-name="P1"><text:span text:style-name="T3">Change</text:span></text:p>
          </draw:text-box>
        </draw:frame>
        <draw:frame draw:style-name="gr12" draw:text-style-name="P28" draw:layer="layout" svg:width="4cm" svg:height="1.038cm" svg:x="0.1cm" svg:y="21.201cm">
          <draw:text-box>
            <text:p text:style-name="P1"><text:span text:style-name="T10">Update</text:span></text:p>
          </draw:text-box>
        </draw:frame>
        <draw:frame draw:style-name="gr12" draw:text-style-name="P18" draw:layer="layout" svg:width="4cm" svg:height="1.038cm" svg:x="0.1cm" svg:y="10.097cm">
          <draw:text-box>
            <text:p text:style-name="P1"><text:span text:style-name="T6">Inspect</text:span></text:p>
          </draw:text-box>
        </draw:frame>
        <draw:custom-shape draw:style-name="gr6" draw:text-style-name="P8" draw:layer="layout" svg:width="4.3cm" svg:height="2cm" svg:x="17.201cm" svg:y="1.601cm">
          <text:p text:style-name="P6"><text:span text:style-name="T2">Your </text:span></text:p>
          <text:p text:style-name="P6"><text:span text:style-name="T2">remote repo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215cm" svg:height="1.294cm" svg:x="8.958cm" svg:y="7.684cm">
          <text:p text:style-name="P13"><text:span text:style-name="T4">commit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4" draw:layer="layout" svg:width="5.214cm" svg:height="1.294cm" svg:x="14.174cm" svg:y="8.207cm">
          <text:p text:style-name="P13"><text:span text:style-name="T4">push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0" draw:layer="layout" svg:width="4.655cm" svg:height="0.963cm" svg:x="6.545cm" svg:y="0.601cm">
          <draw:text-box>
            <text:p text:style-name="P9"><text:span text:style-name="T1">Your machine</text:span></text:p>
          </draw:text-box>
        </draw:frame>
        <draw:frame draw:style-name="gr7" draw:text-style-name="P10" draw:layer="layout" svg:width="4.498cm" svg:height="0.963cm" svg:x="19.502cm" svg:y="0.601cm">
          <draw:text-box>
            <text:p text:style-name="P9"><text:span text:style-name="T1">(e.g., GitHub)</text:span></text:p>
          </draw:text-box>
        </draw:frame>
        <draw:custom-shape draw:style-name="gr29" draw:text-style-name="P35" draw:layer="layout" svg:width="5.214cm" svg:height="1.294cm" svg:x="19.389cm" svg:y="8.771cm">
          <text:p text:style-name="P34"><text:span text:style-name="T11">pull reques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draw:layer="layout" svg:width="5.215cm" svg:height="1.236cm" svg:x="19.388cm" svg:y="5.271cm">
          <text:p text:style-name="P1"><text:span text:style-name="T11">fork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1" draw:layer="layout" svg:width="4.382cm" svg:height="1.236cm" svg:x="20.217cm" svg:y="3.947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2" draw:layer="layout" svg:width="1.711cm" svg:height="0.916cm" svg:x="19.234cm" svg:y="4.191cm">
          <draw:text-box>
            <text:p text:style-name="P21"><text:span text:style-name="T7">OR</text:span></text:p>
          </draw:text-box>
        </draw:frame>
        <draw:custom-shape draw:style-name="gr11" draw:text-style-name="P14" draw:layer="layout" svg:width="5.215cm" svg:height="1.293cm" svg:x="3.743cm" svg:y="7.102cm">
          <text:p text:style-name="P13"><text:span text:style-name="T4">add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7" draw:layer="layout" svg:width="2.573cm" svg:height="1.9cm" svg:x="12.8cm" svg:y="4.8cm">
          <text:p text:style-name="P16"><text:span text:style-name="T4">init</text:span></text:p>
          <draw:enhanced-geometry svg:viewBox="0 0 21600 21600" draw:text-areas="?f7 ?f0 21600 ?f2" draw:type="left-arrow" draw:modifiers="0 7160.789652825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9" draw:layer="layout" svg:width="10.43cm" svg:height="1.53cm" svg:x="3.743cm" svg:y="20.044cm">
          <text:p text:style-name="P1"><text:span text:style-name="T4">merge</text:span></text:p>
          <draw:enhanced-geometry svg:viewBox="0 0 21600 21600" draw:text-areas="?f7 ?f0 21600 ?f2" draw:type="left-arrow" draw:modifiers="2701.8898110189 6337.372362151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9" draw:layer="layout" svg:width="5.215cm" svg:height="1.531cm" svg:x="14.173cm" svg:y="19.484cm">
          <text:p text:style-name="P1"><text:span text:style-name="T4">fetch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32" draw:layer="layout" svg:width="4.382cm" svg:height="1.236cm" svg:x="20.217cm" svg:y="19.634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2" draw:layer="layout" svg:width="1.711cm" svg:height="0.916cm" svg:x="19.234cm" svg:y="19.878cm">
          <draw:text-box>
            <text:p text:style-name="P21"><text:span text:style-name="T7">OR</text:span></text:p>
          </draw:text-box>
        </draw:frame>
        <draw:custom-shape draw:style-name="gr27" draw:text-style-name="P29" draw:layer="layout" svg:width="15.645cm" svg:height="1.532cm" svg:x="3.743cm" svg:y="21.92cm">
          <text:p text:style-name="P1"><text:span text:style-name="T4">pull</text:span></text:p>
          <draw:enhanced-geometry svg:viewBox="0 0 21600 21600" draw:text-areas="?f7 ?f0 21600 ?f2" draw:type="left-arrow" draw:modifiers="1818.59876008266 6556.492411467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32" draw:layer="layout" svg:width="4.382cm" svg:height="1.236cm" svg:x="20.217cm" svg:y="22.081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2" draw:layer="layout" svg:width="1.711cm" svg:height="0.917cm" svg:x="19.234cm" svg:y="22.324cm">
          <draw:text-box>
            <text:p text:style-name="P21"><text:span text:style-name="T7">OR</text:span></text:p>
          </draw:text-box>
        </draw:frame>
        <draw:custom-shape draw:style-name="gr15" draw:text-style-name="P19" draw:layer="layout" svg:width="5.214cm" svg:height="1.531cm" svg:x="3.745cm" svg:y="10.679cm">
          <text:p text:style-name="P1"><text:span text:style-name="T4">diff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6" draw:layer="layout" svg:width="4cm" svg:height="1.038cm" svg:x="0.1cm" svg:y="17.301cm">
          <draw:text-box>
            <text:p text:style-name="P1"><text:span text:style-name="T9">Branch</text:span></text:p>
          </draw:text-box>
        </draw:frame>
        <draw:custom-shape draw:style-name="gr16" draw:text-style-name="P19" draw:layer="layout" svg:width="5.201cm" svg:height="1.236cm" svg:x="3.721cm" svg:y="9.101cm">
          <text:p text:style-name="P1"><text:span text:style-name="T4">status</text:span></text:p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3" draw:layer="layout" svg:width="4cm" svg:height="1.038cm" svg:x="0.101cm" svg:y="13.7cm">
          <draw:text-box>
            <text:p text:style-name="P1"><text:span text:style-name="T8">Undo</text:span></text:p>
          </draw:text-box>
        </draw:frame>
        <draw:custom-shape draw:style-name="gr20" draw:text-style-name="P24" draw:layer="layout" svg:width="10.43cm" svg:height="1.531cm" svg:x="3.744cm" svg:y="14.684cm">
          <text:p text:style-name="P1"><text:span text:style-name="T4">reset / revert</text:span></text:p>
          <draw:enhanced-geometry svg:viewBox="0 0 21600 21600" draw:text-areas="?f7 ?f0 21600 ?f2" draw:type="left-arrow" draw:modifiers="2701.8898110189 6337.372362151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7" draw:layer="layout" svg:width="10.43cm" svg:height="1.531cm" svg:x="3.768cm" svg:y="17.972cm">
          <text:p text:style-name="P1"><text:span text:style-name="T4">checkout</text:span></text:p>
          <draw:enhanced-geometry svg:viewBox="0 0 21600 21600" draw:text-areas="?f7 ?f0 21600 ?f2" draw:type="left-arrow" draw:modifiers="0 5907.5718015665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2.573cm" svg:height="1.236cm" svg:x="12.8cm" svg:y="9.801cm">
          <text:p text:style-name="P1"><text:span text:style-name="T4">log</text:span></text:p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7" draw:layer="layout" svg:width="10.43cm" svg:height="1.531cm" svg:x="3.769cm" svg:y="16.472cm">
          <text:p text:style-name="P1"><text:span text:style-name="T4">branch</text:span></text:p>
          <draw:enhanced-geometry svg:viewBox="0 0 21600 21600" draw:text-areas="?f7 ?f0 21600 ?f2" draw:type="left-arrow" draw:modifiers="0 5907.5718015665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7" draw:layer="layout" svg:width="5.194cm" svg:height="1.747cm" svg:x="14.196cm" svg:y="6.353cm">
          <text:p text:style-name="P1"><text:span text:style-name="T4">remote</text:span></text:p>
          <draw:enhanced-geometry svg:viewBox="0 0 21600 21600" draw:text-areas="?f7 ?f0 21600 ?f2" draw:type="left-arrow" draw:modifiers="0 7160.789652825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1" draw:layer="layout" svg:width="4.382cm" svg:height="1.236cm" svg:x="20.218cm" svg:y="6.648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2" draw:layer="layout" svg:width="1.711cm" svg:height="0.916cm" svg:x="19.235cm" svg:y="6.892cm">
          <draw:text-box>
            <text:p text:style-name="P21"><text:span text:style-name="T7">OR</text:span></text:p>
          </draw:text-box>
        </draw:frame>
        <draw:custom-shape draw:style-name="gr14" draw:text-style-name="P17" draw:layer="layout" svg:width="15.645cm" svg:height="1.531cm" svg:x="3.743cm" svg:y="3.801cm">
          <text:p text:style-name="P1"><text:span text:style-name="T4">clone</text:span></text:p>
          <draw:enhanced-geometry svg:viewBox="0 0 21600 21600" draw:text-areas="?f7 ?f0 21600 ?f2" draw:type="left-arrow" draw:modifiers="1818.59876008266 6556.492411467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0" draw:layer="layout" svg:width="4.382cm" svg:height="1.236cm" svg:x="9.808cm" svg:y="10.8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2" draw:layer="layout" svg:width="1.711cm" svg:height="0.916cm" svg:x="8.791cm" svg:y="11.044cm">
          <draw:text-box>
            <text:p text:style-name="P21"><text:span text:style-name="T7">OR</text:span></text:p>
          </draw:text-box>
        </draw:frame>
        <draw:custom-shape draw:style-name="gr21" draw:text-style-name="P24" draw:layer="layout" svg:width="5.214cm" svg:height="1.621cm" svg:x="3.746cm" svg:y="12.779cm">
          <text:p text:style-name="P1"><text:span text:style-name="T4">restore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5" draw:layer="layout" svg:width="4.382cm" svg:height="1.236cm" svg:x="9.809cm" svg:y="12.9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22" draw:layer="layout" svg:width="1.711cm" svg:height="0.97cm" svg:x="8.792cm" svg:y="13.165cm">
          <draw:text-box>
            <text:p text:style-name="P21"><text:span text:style-name="T7">OR</text:span></text:p>
          </draw:text-box>
        </draw:frame>
        <presentation:notes draw:style-name="dp1">
          <draw:page-thumbnail draw:style-name="gr8" draw:layer="layout" svg:width="18.624cm" svg:height="10.476cm" svg:x="1.482cm" svg:y="2.123cm" draw:page-number="10" presentation:class="page"/>
          <draw:frame presentation:style-name="pr1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3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308cm" svg:height="7.047cm" svg:x="1.493cm" svg:y="2.397cm"/>
      <draw:page-thumbnail draw:layer="backgroundobjects" svg:width="8.308cm" svg:height="7.047cm" svg:x="1.493cm" svg:y="10.445cm"/>
      <draw:page-thumbnail draw:layer="backgroundobjects" svg:width="8.308cm" svg:height="7.047cm" svg:x="1.493cm" svg:y="18.493cm"/>
      <draw:page-thumbnail draw:layer="backgroundobjects" svg:width="8.308cm" svg:height="7.047cm" svg:x="11.788cm" svg:y="2.397cm"/>
      <draw:page-thumbnail draw:layer="backgroundobjects" svg:width="8.308cm" svg:height="7.047cm" svg:x="11.788cm" svg:y="10.445cm"/>
      <draw:page-thumbnail draw:layer="backgroundobjects" svg:width="8.308cm" svg:height="7.047cm" svg:x="11.788cm" svg:y="18.49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5:19:28.620592922</meta:creation-date>
    <dc:date>2021-07-18T00:32:11.825025929</dc:date>
    <meta:editing-duration>PT5H49M5S</meta:editing-duration>
    <meta:editing-cycles>30</meta:editing-cycles>
    <meta:generator>LibreOffice/6.4.7.2$Linux_X86_64 LibreOffice_project/40$Build-2</meta:generator>
    <meta:document-statistic meta:object-count="303"/>
  </office:meta>
</office:document-meta>
</file>